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5a226"/>
    </style:style>
    <style:style style:name="P2" style:family="paragraph" style:parent-style-name="Heading_20_1" style:master-page-name="Standard">
      <style:paragraph-properties style:page-number="auto"/>
      <style:text-properties officeooo:paragraph-rsid="0005a226"/>
    </style:style>
    <style:style style:name="P3" style:family="paragraph" style:parent-style-name="Standard">
      <style:text-properties officeooo:paragraph-rsid="0005a226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19. Stretnutie</text:h>
      <text:h text:style-name="P1" text:outline-level="1"/>
      <text:p text:style-name="P3"><text:span text:style-name="T1">Dátum: </text:span>11.12.2013</text:p>
      <text:p text:style-name="P3"/>
      <text:p text:style-name="P3"><text:span text:style-name="T1">Prítomní: </text:span>Adam Horváth, Andrej Sekáč, Timotej Krajči, Peter Šulík, Michal Raška</text:p>
      <text:p text:style-name="P3"/>
      <text:p text:style-name="P3"><text:span text:style-name="T1">Agenda: </text:span>Adam a Andrej pokračovali na kompatibilite nested_formu s javascriptom a úspešne ju dokončili. Začali teda pracovať systémových nastaveniach. Treba vytvoriť model a integrovať ho s aplikáciou. Mišo s Timom dokončili detail chemikálie a presunuli sa na kontrolu expirácie containerov pomocou gemu whenever. Peter vytvára dizajn na novo vzniknuté komponen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j </meta:initial-creator>
    <meta:creation-date>2013-12-16T17:06:02</meta:creation-date>
    <dc:date>2013-12-16T17:07:03</dc:date>
    <dc:creator>Andrej </dc:creator>
    <meta:editing-duration>P0D</meta:editing-duration>
    <meta:editing-cycles>1</meta:editing-cycles>
    <meta:document-statistic meta:table-count="0" meta:image-count="0" meta:object-count="0" meta:page-count="1" meta:paragraph-count="4" meta:word-count="65" meta:character-count="474" meta:non-whitespace-character-count="413"/>
    <meta:generator>LibreOffice/4.0.2.2$Linux_x86 LibreOffice_project/400m0$Build-2</meta:generator>
  </office:meta>
</office:document-meta>
</file>